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style="italic" fo:font-weight="bold" officeooo:paragraph-rsid="001edd9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style:font-name="Times New Roman" fo:font-size="14pt" fo:font-style="italic" fo:font-weight="bold" officeooo:paragraph-rsid="00217398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style="italic" fo:font-weight="bold" officeooo:paragraph-rsid="001edd9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font-name="Times New Roman" fo:font-size="12pt" fo:font-style="normal" fo:font-weight="bold" officeooo:paragraph-rsid="001edd9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normal" fo:font-weight="normal" officeooo:paragraph-rsid="001edd9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1edd9d" officeooo:paragraph-rsid="001edd9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Times New Roman" fo:font-size="12pt" fo:font-style="normal" fo:font-weight="normal" officeooo:paragraph-rsid="001edd9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Times New Roman" fo:font-size="12pt" fo:font-style="normal" fo:font-weight="normal" officeooo:rsid="001fb10a" officeooo:paragraph-rsid="001edd9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paragraph-rsid="001edd9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Times New Roman" fo:font-size="12pt" fo:font-style="normal" fo:font-weight="normal" officeooo:rsid="0023c237" officeooo:paragraph-rsid="0023c23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3d99b" officeooo:paragraph-rsid="0023d99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Times New Roman" fo:font-size="12pt" fo:font-style="normal" fo:font-weight="normal" officeooo:paragraph-rsid="0023d99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style="normal" fo:font-weight="normal" officeooo:paragraph-rsid="00254cb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3pt" fo:font-style="italic" fo:font-weight="bold" officeooo:paragraph-rsid="001edd9d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text-properties style:font-name="Times New Roman1" fo:font-size="12pt" fo:font-style="normal" fo:font-weight="normal" officeooo:rsid="0023c237" officeooo:paragraph-rsid="0023c23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baa9d"/>
    </style:style>
    <style:style style:name="T2" style:family="text">
      <style:text-properties officeooo:rsid="001cfd45"/>
    </style:style>
    <style:style style:name="T3" style:family="text">
      <style:text-properties officeooo:rsid="001edd9d"/>
    </style:style>
    <style:style style:name="T4" style:family="text">
      <style:text-properties officeooo:rsid="001f3e4a"/>
    </style:style>
    <style:style style:name="T5" style:family="text">
      <style:text-properties officeooo:rsid="00217398"/>
    </style:style>
    <style:style style:name="T6" style:family="text">
      <style:text-properties officeooo:rsid="0023d99b"/>
    </style:style>
    <style:style style:name="T7" style:family="text">
      <style:text-properties officeooo:rsid="00254cb5"/>
    </style:style>
    <style:style style:name="T8" style:family="text">
      <style:text-properties officeooo:rsid="00299c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<text:tab/></text:p>
      <text:p text:style-name="P2"/>
      <text:p text:style-name="P1"/>
      <text:p text:style-name="P3">COMBIEN VOUS COÛTE UN SECTEUR VACANT ?</text:p>
      <text:p text:style-name="P14"/>
      <text:p text:style-name="P5">Combien rapporte t il à votre concurrent ?</text:p>
      <text:p text:style-name="P5"/>
      <text:p text:style-name="P6"><text:tab/>Imaginez... vous régler ce problème récur<text:span text:style-name="T4">re</text:span>nt sur un simple coup de fil…</text:p>
      <text:p text:style-name="P6"/>
      <text:p text:style-name="P6"/>
      <text:p text:style-name="P6"/>
      <text:p text:style-name="P11"><text:tab/>Que la situation soit soudaine ou prévisible, un secteur en veille pénalise fortement votre prévisionnel.</text:p>
      <text:p text:style-name="P11"/>
      <text:p text:style-name="P11"><text:tab/>Avec les Ailés, vous pouvez anticiper ce manque de chiffre d'affaires et la réorganisation de votre force de vente.</text:p>
      <text:p text:style-name="P7"><text:s/></text:p>
      <text:p text:style-name="P7"><text:tab/><text:span text:style-name="T3">V</text:span>ous bénéficiez d'une équipe de délégués pharmaceutiques rompue aux techniques de vente. Ceci à tout moment et sur toute la France <text:span text:style-name="T8">métropolitaine</text:span>.</text:p>
      <text:p text:style-name="P7"/>
      <text:p text:style-name="P7"><text:tab/>Il vous suffit pour <text:span text:style-name="T1">cela</text:span> <text:span text:style-name="T6">de confier à notre équipe de volants</text:span> vos réassorts ou autres prestations proposées, <text:span text:style-name="T2">simultanément avec</text:span> ceux de nos laboratoires déjà partenaires.</text:p>
      <text:p text:style-name="P7"/>
      <text:p text:style-name="P12"><text:tab/>Avec Les Ailés, <text:span text:style-name="T6">vous </text:span>optez pour la mutualisation des coûts de personnel volant. Offrez vous<text:span text:style-name="T1"> plusieurs</text:span> volants pour le prix d'un seul grâce au partage des coûts.</text:p>
      <text:p text:style-name="P12"/>
      <text:p text:style-name="P13"><text:tab/> <text:span text:style-name="T7">V</text:span>os clients <text:span text:style-name="T7">eux-mêmes pratiquent la technique de regroupement pour leurs commandes, réagissez et montrez leur </text:span>que vous faites face en toutes circonstances avec rapidité et efficacité.</text:p>
      <text:p text:style-name="P13"/>
      <text:p text:style-name="P9"><text:span text:style-name="T5"><text:tab/>Cela</text:span> vous paraît compliqué ? absurde ?</text:p>
      <text:p text:style-name="P4"/>
      <text:p text:style-name="P7"><text:tab/>Plus compliqué et absurde que la concurrence qui s'empare de vos clients de jours en jours ?</text:p>
      <text:p text:style-name="P7"/>
      <text:p text:style-name="P7"><text:tab/>Plus compliqué que <text:span text:style-name="T2">le recrutement supplétif </text:span>?</text:p>
      <text:p text:style-name="P7"/>
      <text:p text:style-name="P7"><text:tab/>Plus absurde que des jour<text:span text:style-name="T2">nées entières</text:span> <text:s/>sans chiffre d'affaires ?</text:p>
      <text:p text:style-name="P7"/>
      <text:p text:style-name="P7"><text:tab/>…</text:p>
      <text:p text:style-name="P7"/>
      <text:p text:style-name="P7"/>
      <text:p text:style-name="P7"/>
      <text:p text:style-name="P7"><text:tab/></text:p>
      <text:p text:style-name="P8"/>
      <text:p text:style-name="P15"><text:tab/></text:p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6:01:53.332000000</meta:creation-date>
    <dc:date>2016-07-27T11:19:37.148000000</dc:date>
    <meta:editing-duration>PT9H37M19S</meta:editing-duration>
    <meta:editing-cycles>11</meta:editing-cycles>
    <meta:generator>LibreOffice/5.0.6.3$Windows_x86 LibreOffice_project/490fc03b25318460cfc54456516ea2519c11d1aa</meta:generator>
    <meta:print-date>2016-07-26T08:48:32.627000000</meta:print-date>
    <meta:document-statistic meta:table-count="0" meta:image-count="0" meta:object-count="0" meta:page-count="1" meta:paragraph-count="18" meta:word-count="204" meta:character-count="1289" meta:non-whitespace-character-count="1081"/>
  </office:meta>
</office:document-meta>
</file>